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8-01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316" calcext:value-type="float">
            <text:p>59.5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7-1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65896" calcext:value-type="float">
            <text:p>59.3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6-0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01176" calcext:value-type="float">
            <text:p>59.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5-1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1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6872" calcext:value-type="float">
            <text:p>60.3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7248" calcext:value-type="float">
            <text:p>60.2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9816" calcext:value-type="float">
            <text:p>60.2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8104" calcext:value-type="float">
            <text:p>60.2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8584" calcext:value-type="float">
            <text:p>60.2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6392" calcext:value-type="float">
            <text:p>60.2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2008" calcext:value-type="float">
            <text:p>60.2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1152" calcext:value-type="float">
            <text:p>60.2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7624" calcext:value-type="float">
            <text:p>60.2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6768" calcext:value-type="float">
            <text:p>60.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896" calcext:value-type="float">
            <text:p>60.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2488" calcext:value-type="float">
            <text:p>60.2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0296" calcext:value-type="float">
            <text:p>60.2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742" calcext:value-type="float">
            <text:p>60.2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2864" calcext:value-type="float">
            <text:p>60.2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6496" calcext:value-type="float">
            <text:p>60.3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3448" calcext:value-type="float">
            <text:p>60.3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7352" calcext:value-type="float">
            <text:p>60.3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564" calcext:value-type="float">
            <text:p>60.3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516" calcext:value-type="float">
            <text:p>60.3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3072" calcext:value-type="float">
            <text:p>60.3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6976" calcext:value-type="float">
            <text:p>60.3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0024" calcext:value-type="float">
            <text:p>60.3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9168" calcext:value-type="float">
            <text:p>60.3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29064" calcext:value-type="float">
            <text:p>60.3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4784" calcext:value-type="float">
            <text:p>60.3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3552" calcext:value-type="float">
            <text:p>60.4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232" calcext:value-type="float">
            <text:p>60.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8312" calcext:value-type="float">
            <text:p>60.4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9648" calcext:value-type="float">
            <text:p>60.4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9752" calcext:value-type="float">
            <text:p>60.4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0504" calcext:value-type="float">
            <text:p>60.4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0128" calcext:value-type="float">
            <text:p>60.4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4408" calcext:value-type="float">
            <text:p>60.4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9612" calcext:value-type="float">
            <text:p>60.3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3928" calcext:value-type="float">
            <text:p>60.3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2216" calcext:value-type="float">
            <text:p>60.4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266" calcext:value-type="float">
            <text:p>60.4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8792" calcext:value-type="float">
            <text:p>60.4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1464" calcext:value-type="float">
            <text:p>60.4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708" calcext:value-type="float">
            <text:p>60.4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7936" calcext:value-type="float">
            <text:p>60.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0984" calcext:value-type="float">
            <text:p>60.4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54032" calcext:value-type="float">
            <text:p>60.4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8416" calcext:value-type="float">
            <text:p>60.4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6224" calcext:value-type="float">
            <text:p>60.4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3656" calcext:value-type="float">
            <text:p>60.4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0232" calcext:value-type="float">
            <text:p>60.5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1088" calcext:value-type="float">
            <text:p>60.5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0712" calcext:value-type="float">
            <text:p>60.5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2048" calcext:value-type="float">
            <text:p>60.5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51568" calcext:value-type="float">
            <text:p>60.5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6328" calcext:value-type="float">
            <text:p>60.5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72904" calcext:value-type="float">
            <text:p>60.5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7288" calcext:value-type="float">
            <text:p>60.5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9856" calcext:value-type="float">
            <text:p>60.5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948" calcext:value-type="float">
            <text:p>60.6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9424" calcext:value-type="float">
            <text:p>60.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0336" calcext:value-type="float">
            <text:p>60.6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1672" calcext:value-type="float">
            <text:p>60.6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7768" calcext:value-type="float">
            <text:p>60.6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8248" calcext:value-type="float">
            <text:p>60.6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044" calcext:value-type="float">
            <text:p>60.6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3864" calcext:value-type="float">
            <text:p>60.6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3008" calcext:value-type="float">
            <text:p>60.6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03384" calcext:value-type="float">
            <text:p>60.6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9584" calcext:value-type="float">
            <text:p>60.6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5576" calcext:value-type="float">
            <text:p>60.6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7872" calcext:value-type="float">
            <text:p>60.6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4344" calcext:value-type="float">
            <text:p>60.6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7392" calcext:value-type="float">
            <text:p>60.6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52736" calcext:value-type="float">
            <text:p>60.7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8728" calcext:value-type="float">
            <text:p>60.6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996" calcext:value-type="float">
            <text:p>60.6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1776" calcext:value-type="float">
            <text:p>60.6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7976" calcext:value-type="float">
            <text:p>60.7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6188" calcext:value-type="float">
            <text:p>60.7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4072" calcext:value-type="float">
            <text:p>60.7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9208" calcext:value-type="float">
            <text:p>60.7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73488" calcext:value-type="float">
            <text:p>60.6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3112" calcext:value-type="float">
            <text:p>60.7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0168" calcext:value-type="float">
            <text:p>60.7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6264" calcext:value-type="float">
            <text:p>60.7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4552" calcext:value-type="float">
            <text:p>60.8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6848" calcext:value-type="float">
            <text:p>60.8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9792" calcext:value-type="float">
            <text:p>60.8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5512" calcext:value-type="float">
            <text:p>60.8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2568" calcext:value-type="float">
            <text:p>60.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5616" calcext:value-type="float">
            <text:p>60.9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02088" calcext:value-type="float">
            <text:p>60.9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38664" calcext:value-type="float">
            <text:p>60.9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7808" calcext:value-type="float">
            <text:p>60.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53904" calcext:value-type="float">
            <text:p>60.9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524" calcext:value-type="float">
            <text:p>60.9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1816" calcext:value-type="float">
            <text:p>61.0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9048" calcext:value-type="float">
            <text:p>60.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7056" calcext:value-type="float">
            <text:p>61.0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17912" calcext:value-type="float">
            <text:p>61.0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78288" calcext:value-type="float">
            <text:p>60.9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8872" calcext:value-type="float">
            <text:p>61.0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62" calcext:value-type="float">
            <text:p>61.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2-0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2296" calcext:value-type="float">
            <text:p>61.0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0584" calcext:value-type="float">
            <text:p>61.0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75824" calcext:value-type="float">
            <text:p>61.0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4968" calcext:value-type="float">
            <text:p>61.0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3256" calcext:value-type="float">
            <text:p>61.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3632" calcext:value-type="float">
            <text:p>61.0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4696" calcext:value-type="float">
            <text:p>61.1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0688" calcext:value-type="float">
            <text:p>61.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7368" calcext:value-type="float">
            <text:p>61.2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3088" calcext:value-type="float">
            <text:p>61.2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9184" calcext:value-type="float">
            <text:p>61.2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3464" calcext:value-type="float">
            <text:p>61.2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6512" calcext:value-type="float">
            <text:p>61.2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0896" calcext:value-type="float">
            <text:p>61.2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148" calcext:value-type="float">
            <text:p>61.3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7096" calcext:value-type="float">
            <text:p>61.3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1104" calcext:value-type="float">
            <text:p>61.4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2816" calcext:value-type="float">
            <text:p>61.3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4528" calcext:value-type="float">
            <text:p>61.3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0144" calcext:value-type="float">
            <text:p>61.3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4632" calcext:value-type="float">
            <text:p>61.4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8432" calcext:value-type="float">
            <text:p>61.3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1856" calcext:value-type="float">
            <text:p>61.3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2336" calcext:value-type="float">
            <text:p>61.3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4904" calcext:value-type="float">
            <text:p>61.3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7472" calcext:value-type="float">
            <text:p>61.3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4424" calcext:value-type="float">
            <text:p>61.3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052" calcext:value-type="float">
            <text:p>61.3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8808" calcext:value-type="float">
            <text:p>61.3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37952" calcext:value-type="float">
            <text:p>61.3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4048" calcext:value-type="float">
            <text:p>61.3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41" calcext:value-type="float">
            <text:p>61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8976" calcext:value-type="float">
            <text:p>61.1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6408" calcext:value-type="float">
            <text:p>61.1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9728" calcext:value-type="float">
            <text:p>61.0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9456" calcext:value-type="float">
            <text:p>61.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6784" calcext:value-type="float">
            <text:p>61.1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8496" calcext:value-type="float">
            <text:p>61.1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2024" calcext:value-type="float">
            <text:p>61.1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1168" calcext:value-type="float">
            <text:p>61.1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812" calcext:value-type="float">
            <text:p>61.1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9832" calcext:value-type="float">
            <text:p>61.1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5928" calcext:value-type="float">
            <text:p>61.1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6888" calcext:value-type="float">
            <text:p>61.2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0312" calcext:value-type="float">
            <text:p>61.1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7264" calcext:value-type="float">
            <text:p>61.1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86" calcext:value-type="float">
            <text:p>61.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55072" calcext:value-type="float">
            <text:p>61.1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764" calcext:value-type="float">
            <text:p>61.1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1544" calcext:value-type="float">
            <text:p>61.1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6032" calcext:value-type="float">
            <text:p>61.2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76992" calcext:value-type="float">
            <text:p>61.2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7848" calcext:value-type="float">
            <text:p>61.2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1272" calcext:value-type="float">
            <text:p>61.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86136" calcext:value-type="float">
            <text:p>61.2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0792" calcext:value-type="float">
            <text:p>61.2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5656" calcext:value-type="float">
            <text:p>61.2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4956" calcext:value-type="float">
            <text:p>61.2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01376" calcext:value-type="float">
            <text:p>61.3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3192" calcext:value-type="float">
            <text:p>61.3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9872" calcext:value-type="float">
            <text:p>61.4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2544" calcext:value-type="float">
            <text:p>61.5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65384" calcext:value-type="float">
            <text:p>61.3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77576" calcext:value-type="float">
            <text:p>61.3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196" calcext:value-type="float">
            <text:p>61.4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3672" calcext:value-type="float">
            <text:p>61.3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6344" calcext:value-type="float">
            <text:p>61.4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8536" calcext:value-type="float">
            <text:p>61.4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3296" calcext:value-type="float">
            <text:p>61.4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0728" calcext:value-type="float">
            <text:p>61.4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0352" calcext:value-type="float">
            <text:p>61.4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5112" calcext:value-type="float">
            <text:p>61.4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3776" calcext:value-type="float">
            <text:p>61.4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2064" calcext:value-type="float">
            <text:p>61.4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4152" calcext:value-type="float">
            <text:p>61.4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008" calcext:value-type="float">
            <text:p>61.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4736" calcext:value-type="float">
            <text:p>61.5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56824" calcext:value-type="float">
            <text:p>61.4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0248" calcext:value-type="float">
            <text:p>61.4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9016" calcext:value-type="float">
            <text:p>61.4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1688" calcext:value-type="float">
            <text:p>61.5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934" calcext:value-type="float">
            <text:p>61.4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29392" calcext:value-type="float">
            <text:p>61.4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2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8848" calcext:value-type="float">
            <text:p>61.6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06176" calcext:value-type="float">
            <text:p>61.6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7032" calcext:value-type="float">
            <text:p>61.5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8368" calcext:value-type="float">
            <text:p>61.6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0184" calcext:value-type="float">
            <text:p>61.6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5424" calcext:value-type="float">
            <text:p>61.6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79328" calcext:value-type="float">
            <text:p>61.6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1312" calcext:value-type="float">
            <text:p>61.5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4568" calcext:value-type="float">
            <text:p>61.6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4088" calcext:value-type="float">
            <text:p>61.6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3504" calcext:value-type="float">
            <text:p>61.5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72648" calcext:value-type="float">
            <text:p>61.5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88472" calcext:value-type="float">
            <text:p>61.6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8096" calcext:value-type="float">
            <text:p>61.7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00664" calcext:value-type="float">
            <text:p>61.7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25048" calcext:value-type="float">
            <text:p>61.7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7928" calcext:value-type="float">
            <text:p>61.9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2584" calcext:value-type="float">
            <text:p>61.8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5152" calcext:value-type="float">
            <text:p>61.7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9848" calcext:value-type="float">
            <text:p>62.0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5464" calcext:value-type="float">
            <text:p>62.0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1936" calcext:value-type="float">
            <text:p>61.9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7384" calcext:value-type="float">
            <text:p>62.1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9472" calcext:value-type="float">
            <text:p>62.0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8784" calcext:value-type="float">
            <text:p>61.8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724" calcext:value-type="float">
            <text:p>61.7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73816" calcext:value-type="float">
            <text:p>61.7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65256" calcext:value-type="float">
            <text:p>61.8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3544" calcext:value-type="float">
            <text:p>61.8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17072" calcext:value-type="float">
            <text:p>61.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2688" calcext:value-type="float">
            <text:p>61.8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0224" calcext:value-type="float">
            <text:p>61.9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0704" calcext:value-type="float">
            <text:p>62.0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2416" calcext:value-type="float">
            <text:p>62.0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8136" calcext:value-type="float">
            <text:p>62.0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5088" calcext:value-type="float">
            <text:p>62.0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2624" calcext:value-type="float">
            <text:p>62.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348" calcext:value-type="float">
            <text:p>62.1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1016" calcext:value-type="float">
            <text:p>62.2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3208" calcext:value-type="float">
            <text:p>62.2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2352" calcext:value-type="float">
            <text:p>62.2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5296" calcext:value-type="float">
            <text:p>62.1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0912" calcext:value-type="float">
            <text:p>62.1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51768" calcext:value-type="float">
            <text:p>62.1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3584" calcext:value-type="float">
            <text:p>62.2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112" calcext:value-type="float">
            <text:p>62.2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4064" calcext:value-type="float">
            <text:p>62.2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5504" calcext:value-type="float">
            <text:p>62.3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0368" calcext:value-type="float">
            <text:p>62.3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9408" calcext:value-type="float">
            <text:p>62.3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86464" calcext:value-type="float">
            <text:p>62.3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1976" calcext:value-type="float">
            <text:p>62.2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8008" calcext:value-type="float">
            <text:p>62.54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3728" calcext:value-type="float">
            <text:p>62.5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4208" calcext:value-type="float">
            <text:p>62.6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6024" calcext:value-type="float">
            <text:p>62.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6504" calcext:value-type="float">
            <text:p>62.7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456" calcext:value-type="float">
            <text:p>62.7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9656" calcext:value-type="float">
            <text:p>62.7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5856" calcext:value-type="float">
            <text:p>62.8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808" calcext:value-type="float">
            <text:p>62.8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7568" calcext:value-type="float">
            <text:p>62.8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2704" calcext:value-type="float">
            <text:p>62.7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94896" calcext:value-type="float">
            <text:p>62.7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0616" calcext:value-type="float">
            <text:p>62.8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356" calcext:value-type="float">
            <text:p>62.7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2328" calcext:value-type="float">
            <text:p>62.8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6232" calcext:value-type="float">
            <text:p>62.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2432" calcext:value-type="float">
            <text:p>62.8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8048" calcext:value-type="float">
            <text:p>62.8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548" calcext:value-type="float">
            <text:p>62.8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596" calcext:value-type="float">
            <text:p>62.9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7296" calcext:value-type="float">
            <text:p>62.9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0344" calcext:value-type="float">
            <text:p>62.9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152" calcext:value-type="float">
            <text:p>62.9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4624" calcext:value-type="float">
            <text:p>62.9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9008" calcext:value-type="float">
            <text:p>62.9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22912" calcext:value-type="float">
            <text:p>62.9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644" calcext:value-type="float">
            <text:p>62.9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6064" calcext:value-type="float">
            <text:p>62.9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9112" calcext:value-type="float">
            <text:p>62.9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9968" calcext:value-type="float">
            <text:p>62.9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2056" calcext:value-type="float">
            <text:p>62.9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8736" calcext:value-type="float">
            <text:p>63.0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5208" calcext:value-type="float">
            <text:p>63.0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312" calcext:value-type="float">
            <text:p>63.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98" calcext:value-type="float">
            <text:p>63.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5896" calcext:value-type="float">
            <text:p>63.1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6272" calcext:value-type="float">
            <text:p>63.1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1032" calcext:value-type="float">
            <text:p>63.1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2368" calcext:value-type="float">
            <text:p>63.1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0072" calcext:value-type="float">
            <text:p>63.0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6168" calcext:value-type="float">
            <text:p>63.0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9592" calcext:value-type="float">
            <text:p>63.0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93016" calcext:value-type="float">
            <text:p>62.9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0176" calcext:value-type="float">
            <text:p>63.1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5416" calcext:value-type="float">
            <text:p>63.1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4936" calcext:value-type="float">
            <text:p>63.1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8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4456" calcext:value-type="float">
            <text:p>63.0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69216" calcext:value-type="float">
            <text:p>63.0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5312" calcext:value-type="float">
            <text:p>63.0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3976" calcext:value-type="float">
            <text:p>63.0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884" calcext:value-type="float">
            <text:p>63.1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7024" calcext:value-type="float">
            <text:p>63.0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1304" calcext:value-type="float">
            <text:p>63.0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1784" calcext:value-type="float">
            <text:p>63.0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3704" calcext:value-type="float">
            <text:p>63.1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3224" calcext:value-type="float">
            <text:p>63.1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1408" calcext:value-type="float">
            <text:p>63.0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6648" calcext:value-type="float">
            <text:p>63.0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4832" calcext:value-type="float">
            <text:p>63.0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5792" calcext:value-type="float">
            <text:p>63.1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2952" calcext:value-type="float">
            <text:p>63.2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3932" calcext:value-type="float">
            <text:p>63.1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7712" calcext:value-type="float">
            <text:p>63.2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2472" calcext:value-type="float">
            <text:p>63.2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9424" calcext:value-type="float">
            <text:p>63.2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6" calcext:value-type="float">
            <text:p>63.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8568" calcext:value-type="float">
            <text:p>63.2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49048" calcext:value-type="float">
            <text:p>63.2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1136" calcext:value-type="float">
            <text:p>63.1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1992" calcext:value-type="float">
            <text:p>63.1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268" calcext:value-type="float">
            <text:p>63.3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8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9152" calcext:value-type="float">
            <text:p>63.3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8776" calcext:value-type="float">
            <text:p>63.3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8296" calcext:value-type="float">
            <text:p>63.3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3472" calcext:value-type="float">
            <text:p>63.5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3536" calcext:value-type="float">
            <text:p>63.3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7544" calcext:value-type="float">
            <text:p>63.4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7064" calcext:value-type="float">
            <text:p>63.3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1552" calcext:value-type="float">
            <text:p>63.4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508" calcext:value-type="float">
            <text:p>63.5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556" calcext:value-type="float">
            <text:p>63.5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1656" calcext:value-type="float">
            <text:p>63.5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272" calcext:value-type="float">
            <text:p>63.5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2616" calcext:value-type="float">
            <text:p>63.6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5288" calcext:value-type="float">
            <text:p>63.6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0256" calcext:value-type="float">
            <text:p>63.7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7208" calcext:value-type="float">
            <text:p>63.7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0736" calcext:value-type="float">
            <text:p>63.8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6456" calcext:value-type="float">
            <text:p>63.8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1-11 0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10-20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8-0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4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6472" calcext:value-type="float">
            <text:p>64.7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0856" calcext:value-type="float">
            <text:p>64.7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8184" calcext:value-type="float">
            <text:p>64.7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952" calcext:value-type="float">
            <text:p>64.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904" calcext:value-type="float">
            <text:p>64.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5616" calcext:value-type="float">
            <text:p>64.7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8288" calcext:value-type="float">
            <text:p>64.7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524" calcext:value-type="float">
            <text:p>64.7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048" calcext:value-type="float">
            <text:p>64.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1064" calcext:value-type="float">
            <text:p>64.9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8392" calcext:value-type="float">
            <text:p>64.8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8872" calcext:value-type="float">
            <text:p>64.8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3632" calcext:value-type="float">
            <text:p>64.8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8496" calcext:value-type="float">
            <text:p>64.9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4968" calcext:value-type="float">
            <text:p>64.8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0208" calcext:value-type="float">
            <text:p>64.9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1168" calcext:value-type="float">
            <text:p>64.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4592" calcext:value-type="float">
            <text:p>64.9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7744" calcext:value-type="float">
            <text:p>65.0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5072" calcext:value-type="float">
            <text:p>64.9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272" calcext:value-type="float">
            <text:p>65.0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128" calcext:value-type="float">
            <text:p>65.0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6616" calcext:value-type="float">
            <text:p>65.1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004" calcext:value-type="float">
            <text:p>65.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29688275862" calcext:value-type="float">
            <text:p>65.032968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5232" calcext:value-type="float">
            <text:p>65.04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6676129032" calcext:value-type="float">
            <text:p>65.0356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72153846154" calcext:value-type="float">
            <text:p>65.0572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8036" calcext:value-type="float">
            <text:p>65.05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41290322581" calcext:value-type="float">
            <text:p>65.114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70353103448" calcext:value-type="float">
            <text:p>65.197035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387625" calcext:value-type="float">
            <text:p>65.3038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91778064516" calcext:value-type="float">
            <text:p>65.369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84392" calcext:value-type="float">
            <text:p>65.38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73165" calcext:value-type="float">
            <text:p>65.3973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49416" calcext:value-type="float">
            <text:p>65.3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62743225807" calcext:value-type="float">
            <text:p>65.4162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26050909091" calcext:value-type="float">
            <text:p>65.36260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90616" calcext:value-type="float">
            <text:p>65.33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8560075" calcext:value-type="float">
            <text:p>65.3856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40301935484" calcext:value-type="float">
            <text:p>65.45403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4855" calcext:value-type="float">
            <text:p>65.514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026295172414" calcext:value-type="float">
            <text:p>65.6026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21963870968" calcext:value-type="float">
            <text:p>65.7021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9076" calcext:value-type="float">
            <text:p>65.75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43076129032" calcext:value-type="float">
            <text:p>65.5843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6018" calcext:value-type="float">
            <text:p>65.676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84658064516" calcext:value-type="float">
            <text:p>65.768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94028387097" calcext:value-type="float">
            <text:p>65.7194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240475" calcext:value-type="float">
            <text:p>65.7224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8916129032" calcext:value-type="float">
            <text:p>65.684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7156" calcext:value-type="float">
            <text:p>65.63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5896" calcext:value-type="float">
            <text:p>65.7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754575" calcext:value-type="float">
            <text:p>65.7075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1738" calcext:value-type="float">
            <text:p>65.721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251055483871" calcext:value-type="float">
            <text:p>65.725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91235555556" calcext:value-type="float">
            <text:p>65.82912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13587692308" calcext:value-type="float">
            <text:p>65.91135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76504" calcext:value-type="float">
            <text:p>66.08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1974193548" calcext:value-type="float">
            <text:p>66.165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6281" calcext:value-type="float">
            <text:p>66.2562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9152" calcext:value-type="float">
            <text:p>66.27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9395" calcext:value-type="float">
            <text:p>66.1909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7668" calcext:value-type="float">
            <text:p>66.1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29435" calcext:value-type="float">
            <text:p>66.2229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2936" calcext:value-type="float">
            <text:p>66.1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22466666667" calcext:value-type="float">
            <text:p>67.0822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5876129032" calcext:value-type="float">
            <text:p>67.062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28936" calcext:value-type="float">
            <text:p>67.04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24952258065" calcext:value-type="float">
            <text:p>66.9624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41837142857" calcext:value-type="float">
            <text:p>66.7841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6272" calcext:value-type="float">
            <text:p>66.9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2384" calcext:value-type="float">
            <text:p>67.8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16856" calcext:value-type="float">
            <text:p>67.79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32686451613" calcext:value-type="float">
            <text:p>68.013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41881290323" calcext:value-type="float">
            <text:p>68.0941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88090322581" calcext:value-type="float">
            <text:p>68.268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6734" calcext:value-type="float">
            <text:p>68.356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6970322581" calcext:value-type="float">
            <text:p>68.5156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62825" calcext:value-type="float">
            <text:p>68.653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57424" calcext:value-type="float">
            <text:p>68.85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0080516129" calcext:value-type="float">
            <text:p>68.880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38513548387" calcext:value-type="float">
            <text:p>68.963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20815483871" calcext:value-type="float">
            <text:p>68.962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16304516129" calcext:value-type="float">
            <text:p>68.9416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82824" calcext:value-type="float">
            <text:p>68.85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2862857143" calcext:value-type="float">
            <text:p>68.8022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88028571429" calcext:value-type="float">
            <text:p>68.798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90686451613" calcext:value-type="float">
            <text:p>68.6990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89511428571" calcext:value-type="float">
            <text:p>68.67895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73971612903" calcext:value-type="float">
            <text:p>68.6973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95054545455" calcext:value-type="float">
            <text:p>68.77950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478625" calcext:value-type="float">
            <text:p>68.7747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55058064516" calcext:value-type="float">
            <text:p>68.755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54608" calcext:value-type="float">
            <text:p>68.68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2108" calcext:value-type="float">
            <text:p>68.68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2026666667" calcext:value-type="float">
            <text:p>68.7622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09624" calcext:value-type="float">
            <text:p>68.71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249275" calcext:value-type="float">
            <text:p>68.71249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4424827586" calcext:value-type="float">
            <text:p>68.70444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0970322581" calcext:value-type="float">
            <text:p>68.6680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82717241379" calcext:value-type="float">
            <text:p>68.6782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90675" calcext:value-type="float">
            <text:p>68.739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99592258065" calcext:value-type="float">
            <text:p>68.7699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5047" calcext:value-type="float">
            <text:p>68.5750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433728" calcext:value-type="float">
            <text:p>68.74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439525" calcext:value-type="float">
            <text:p>68.6943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2023225807" calcext:value-type="float">
            <text:p>68.6502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27992" calcext:value-type="float">
            <text:p>68.5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5814" calcext:value-type="float">
            <text:p>68.61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65376" calcext:value-type="float">
            <text:p>68.76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76802580645" calcext:value-type="float">
            <text:p>68.8976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70632" calcext:value-type="float">
            <text:p>68.85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0255" calcext:value-type="float">
            <text:p>68.7840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37767741936" calcext:value-type="float">
            <text:p>68.563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50371612903" calcext:value-type="float">
            <text:p>68.8650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93396129032" calcext:value-type="float">
            <text:p>69.26933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52677647059" calcext:value-type="float">
            <text:p>69.355267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22845" calcext:value-type="float">
            <text:p>69.3322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27288" calcext:value-type="float">
            <text:p>69.43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60252903226" calcext:value-type="float">
            <text:p>69.446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15429677419" calcext:value-type="float">
            <text:p>69.421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8897142857" calcext:value-type="float">
            <text:p>69.38488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786743225807" calcext:value-type="float">
            <text:p>69.37867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45390967742" calcext:value-type="float">
            <text:p>69.30453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72072" calcext:value-type="float">
            <text:p>69.24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25321290323" calcext:value-type="float">
            <text:p>69.322532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4032" calcext:value-type="float">
            <text:p>69.41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3722" calcext:value-type="float">
            <text:p>69.40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9505" calcext:value-type="float">
            <text:p>69.3269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24344" calcext:value-type="float">
            <text:p>69.31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980675" calcext:value-type="float">
            <text:p>69.31980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20461935484" calcext:value-type="float">
            <text:p>69.3920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345156129032" calcext:value-type="float">
            <text:p>69.5345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51931034483" calcext:value-type="float">
            <text:p>69.6651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7800516129" calcext:value-type="float">
            <text:p>69.6878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2735" calcext:value-type="float">
            <text:p>69.6252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65848" calcext:value-type="float">
            <text:p>69.29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836675" calcext:value-type="float">
            <text:p>69.2283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388" calcext:value-type="float">
            <text:p>69.1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046225" calcext:value-type="float">
            <text:p>69.23046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95883870968" calcext:value-type="float">
            <text:p>69.219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6797825" calcext:value-type="float">
            <text:p>69.1679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64307096774" calcext:value-type="float">
            <text:p>69.076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643175" calcext:value-type="float">
            <text:p>68.986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48248571429" calcext:value-type="float">
            <text:p>68.97482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909" calcext:value-type="float">
            <text:p>68.91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37762580645" calcext:value-type="float">
            <text:p>68.9037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4656" calcext:value-type="float">
            <text:p>69.07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8066" calcext:value-type="float">
            <text:p>69.10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89624" calcext:value-type="float">
            <text:p>69.21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08430967742" calcext:value-type="float">
            <text:p>69.4508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66381935484" calcext:value-type="float">
            <text:p>69.55663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77424" calcext:value-type="float">
            <text:p>69.61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72856" calcext:value-type="float">
            <text:p>69.41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2045" calcext:value-type="float">
            <text:p>69.702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60018064516" calcext:value-type="float">
            <text:p>69.6760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8528" calcext:value-type="float">
            <text:p>69.2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19081290323" calcext:value-type="float">
            <text:p>68.90190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0992" calcext:value-type="float">
            <text:p>69.0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87612903226" calcext:value-type="float">
            <text:p>69.23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05021935484" calcext:value-type="float">
            <text:p>69.23050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9036" calcext:value-type="float">
            <text:p>69.24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3168516129" calcext:value-type="float">
            <text:p>69.2031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80048" calcext:value-type="float">
            <text:p>69.22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740590967742" calcext:value-type="float">
            <text:p>69.2740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3488571429" calcext:value-type="float">
            <text:p>69.35734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69971612903" calcext:value-type="float">
            <text:p>69.30699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7692903226" calcext:value-type="float">
            <text:p>69.302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82512" calcext:value-type="float">
            <text:p>69.21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79627586207" calcext:value-type="float">
            <text:p>69.22796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45270588235" calcext:value-type="float">
            <text:p>69.61452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3114" calcext:value-type="float">
            <text:p>69.873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32529032258" calcext:value-type="float">
            <text:p>70.763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5904" calcext:value-type="float">
            <text:p>70.6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6192516129" calcext:value-type="float">
            <text:p>69.7761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17072" calcext:value-type="float">
            <text:p>69.69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032" calcext:value-type="float">
            <text:p>69.5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08522857143" calcext:value-type="float">
            <text:p>69.5208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2006153846" calcext:value-type="float">
            <text:p>69.71620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88586666667" calcext:value-type="float">
            <text:p>69.43885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342375" calcext:value-type="float">
            <text:p>69.30342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43535483871" calcext:value-type="float">
            <text:p>69.614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4095" calcext:value-type="float">
            <text:p>69.9514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85339354839" calcext:value-type="float">
            <text:p>70.4185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18139354839" calcext:value-type="float">
            <text:p>69.99181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6145454546" calcext:value-type="float">
            <text:p>69.21361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43197419355" calcext:value-type="float">
            <text:p>69.0243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064775" calcext:value-type="float">
            <text:p>69.1906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63710344828" calcext:value-type="float">
            <text:p>69.23637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665475" calcext:value-type="float">
            <text:p>69.2466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4784" calcext:value-type="float">
            <text:p>69.2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246" calcext:value-type="float">
            <text:p>69.21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1731" calcext:value-type="float">
            <text:p>69.221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37576" calcext:value-type="float">
            <text:p>69.38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44691428572" calcext:value-type="float">
            <text:p>69.39446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4009" calcext:value-type="float">
            <text:p>69.414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8482580645" calcext:value-type="float">
            <text:p>69.479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54465" calcext:value-type="float">
            <text:p>69.4854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19125" calcext:value-type="float">
            <text:p>69.3481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23814193549" calcext:value-type="float">
            <text:p>69.542381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589125" calcext:value-type="float">
            <text:p>69.99589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213166451613" calcext:value-type="float">
            <text:p>69.9213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334275" calcext:value-type="float">
            <text:p>69.33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75584516129" calcext:value-type="float">
            <text:p>69.127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2831" calcext:value-type="float">
            <text:p>69.132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16284137931" calcext:value-type="float">
            <text:p>69.10162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6082" calcext:value-type="float">
            <text:p>69.236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19827096774" calcext:value-type="float">
            <text:p>69.301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0095" calcext:value-type="float">
            <text:p>69.34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84722580645" calcext:value-type="float">
            <text:p>69.138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45218064516" calcext:value-type="float">
            <text:p>69.2645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2248" calcext:value-type="float">
            <text:p>69.8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74904" calcext:value-type="float">
            <text:p>69.88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42905806452" calcext:value-type="float">
            <text:p>69.1842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98872" calcext:value-type="float">
            <text:p>69.09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08506666667" calcext:value-type="float">
            <text:p>69.1208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2339826087" calcext:value-type="float">
            <text:p>69.112339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61187692308" calcext:value-type="float">
            <text:p>69.70611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04856" calcext:value-type="float">
            <text:p>69.620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18895483871" calcext:value-type="float">
            <text:p>69.7118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09187096774" calcext:value-type="float">
            <text:p>69.170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58348387097" calcext:value-type="float">
            <text:p>69.17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7793548387" calcext:value-type="float">
            <text:p>68.768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6144" calcext:value-type="float">
            <text:p>68.7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2580645161" calcext:value-type="float">
            <text:p>69.26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80371428571" calcext:value-type="float">
            <text:p>69.748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32258064516" calcext:value-type="float">
            <text:p>69.56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88877419355" calcext:value-type="float">
            <text:p>69.758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86219354839" calcext:value-type="float">
            <text:p>69.598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9274" calcext:value-type="float">
            <text:p>69.629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83380645161" calcext:value-type="float">
            <text:p>69.90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35075" calcext:value-type="float">
            <text:p>69.973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032" calcext:value-type="float">
            <text:p>69.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23648" calcext:value-type="float">
            <text:p>69.82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4811" calcext:value-type="float">
            <text:p>69.734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6704" calcext:value-type="float">
            <text:p>69.3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951292307692" calcext:value-type="float">
            <text:p>68.2951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4512" calcext:value-type="float">
            <text:p>68.1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55657142857" calcext:value-type="float">
            <text:p>67.935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238" calcext:value-type="float">
            <text:p>68.57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87174193548" calcext:value-type="float">
            <text:p>67.658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54975" calcext:value-type="float">
            <text:p>66.8454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63819354839" calcext:value-type="float">
            <text:p>66.916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85677419355" calcext:value-type="float">
            <text:p>67.19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40452173913" calcext:value-type="float">
            <text:p>67.4840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41890909091" calcext:value-type="float">
            <text:p>67.1141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2387096774" calcext:value-type="float">
            <text:p>67.15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70533333333" calcext:value-type="float">
            <text:p>67.0170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48914285714" calcext:value-type="float">
            <text:p>66.894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645" calcext:value-type="float">
            <text:p>66.84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89024" calcext:value-type="float">
            <text:p>66.19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4552" calcext:value-type="float">
            <text:p>65.8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66322580645" calcext:value-type="float">
            <text:p>65.84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9055483871" calcext:value-type="float">
            <text:p>65.93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4936" calcext:value-type="float">
            <text:p>65.6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15225" calcext:value-type="float">
            <text:p>65.521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01032258064" calcext:value-type="float">
            <text:p>65.35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10225" calcext:value-type="float">
            <text:p>65.331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52591304348" calcext:value-type="float">
            <text:p>65.43525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23163636364" calcext:value-type="float">
            <text:p>65.2923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88" calcext:value-type="float">
            <text:p>65.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7784" calcext:value-type="float">
            <text:p>65.3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19753846154" calcext:value-type="float">
            <text:p>65.0419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96468965517" calcext:value-type="float">
            <text:p>64.309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1987096774" calcext:value-type="float">
            <text:p>64.172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60335483871" calcext:value-type="float">
            <text:p>64.00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85406896552" calcext:value-type="float">
            <text:p>63.998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34193548387" calcext:value-type="float">
            <text:p>63.98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51125" calcext:value-type="float">
            <text:p>63.76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8176" calcext:value-type="float">
            <text:p>63.6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35122580645" calcext:value-type="float">
            <text:p>63.743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07034482759" calcext:value-type="float">
            <text:p>63.9607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7716129032" calcext:value-type="float">
            <text:p>63.962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50896551724" calcext:value-type="float">
            <text:p>63.8450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716" calcext:value-type="float">
            <text:p>63.6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746" calcext:value-type="float">
            <text:p>63.49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36516129032" calcext:value-type="float">
            <text:p>63.383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6815483871" calcext:value-type="float">
            <text:p>63.25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8088" calcext:value-type="float">
            <text:p>63.1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01538461539" calcext:value-type="float">
            <text:p>63.07015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39587096774" calcext:value-type="float">
            <text:p>63.013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05058064516" calcext:value-type="float">
            <text:p>63.040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69984" calcext:value-type="float">
            <text:p>63.15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74784" calcext:value-type="float">
            <text:p>63.18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20581818182" calcext:value-type="float">
            <text:p>63.3420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1245" calcext:value-type="float">
            <text:p>63.30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84290909091" calcext:value-type="float">
            <text:p>62.9384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564" calcext:value-type="float">
            <text:p>62.9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00914285714" calcext:value-type="float">
            <text:p>62.7800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736" calcext:value-type="float">
            <text:p>62.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42523076923" calcext:value-type="float">
            <text:p>62.7442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3075" calcext:value-type="float">
            <text:p>62.70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26175" calcext:value-type="float">
            <text:p>62.85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7352" calcext:value-type="float">
            <text:p>62.8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45808695652" calcext:value-type="float">
            <text:p>62.82458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81006451613" calcext:value-type="float">
            <text:p>62.478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1125" calcext:value-type="float">
            <text:p>62.34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25325" calcext:value-type="float">
            <text:p>62.1725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4895" calcext:value-type="float">
            <text:p>62.024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2995" calcext:value-type="float">
            <text:p>62.062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36825806452" calcext:value-type="float">
            <text:p>62.03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34625" calcext:value-type="float">
            <text:p>61.993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0551724138" calcext:value-type="float">
            <text:p>62.0320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966" calcext:value-type="float">
            <text:p>62.04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34725" calcext:value-type="float">
            <text:p>62.07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72567741936" calcext:value-type="float">
            <text:p>62.11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525" calcext:value-type="float">
            <text:p>62.11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33987096774" calcext:value-type="float">
            <text:p>62.34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9695" calcext:value-type="float">
            <text:p>62.329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8606451613" calcext:value-type="float">
            <text:p>62.08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25225" calcext:value-type="float">
            <text:p>62.092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7285" calcext:value-type="float">
            <text:p>62.097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373025" calcext:value-type="float">
            <text:p>62.237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757434482759" calcext:value-type="float">
            <text:p>62.3757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93" calcext:value-type="float">
            <text:p>62.9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2215" calcext:value-type="float">
            <text:p>63.44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12567741936" calcext:value-type="float">
            <text:p>63.64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51125" calcext:value-type="float">
            <text:p>63.76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53574193548" calcext:value-type="float">
            <text:p>63.635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80232258065" calcext:value-type="float">
            <text:p>63.948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41575" calcext:value-type="float">
            <text:p>63.744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62193548387" calcext:value-type="float">
            <text:p>63.526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7745454546" calcext:value-type="float">
            <text:p>63.12777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7019354839" calcext:value-type="float">
            <text:p>63.3807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525" calcext:value-type="float">
            <text:p>63.6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7096" calcext:value-type="float">
            <text:p>63.8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94525" calcext:value-type="float">
            <text:p>64.199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2175" calcext:value-type="float">
            <text:p>64.224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9806451613" calcext:value-type="float">
            <text:p>64.184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23125" calcext:value-type="float">
            <text:p>64.222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11922580645" calcext:value-type="float">
            <text:p>64.231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3255" calcext:value-type="float">
            <text:p>64.14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45941818182" calcext:value-type="float">
            <text:p>64.07459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4416" calcext:value-type="float">
            <text:p>64.0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27912727273" calcext:value-type="float">
            <text:p>63.942791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764" calcext:value-type="float">
            <text:p>63.6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84475" calcext:value-type="float">
            <text:p>63.778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00085714286" calcext:value-type="float">
            <text:p>63.7500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93925" calcext:value-type="float">
            <text:p>63.719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74625" calcext:value-type="float">
            <text:p>63.517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5406451613" calcext:value-type="float">
            <text:p>63.33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16266666667" calcext:value-type="float">
            <text:p>63.391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04" calcext:value-type="float">
            <text:p>64.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752" calcext:value-type="float">
            <text:p>63.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56" calcext:value-type="float">
            <text:p>63.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652" calcext:value-type="float">
            <text:p>63.5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792" calcext:value-type="float">
            <text:p>63.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8296" calcext:value-type="float">
            <text:p>61.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904" calcext:value-type="float">
            <text:p>60.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016" calcext:value-type="float">
            <text:p>62.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968" calcext:value-type="float">
            <text:p>62.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056" calcext:value-type="float">
            <text:p>61.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856" calcext:value-type="float">
            <text:p>60.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568" calcext:value-type="float">
            <text:p>60.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61296" calcext:value-type="float">
            <text:p>60.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096" calcext:value-type="float">
            <text:p>61.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058110563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92" meta:object-count="0"/>
    <meta:user-defined meta:name="AppVersion">3.0</meta:user-defined>
  </office:meta>
</office:document-meta>
</file>